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D00000023CF1D57B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38" style:family="table">
      <style:table-properties style:width="17.066cm" fo:margin-left="-0.035cm" fo:margin-right="-0.03cm" table:align="margins"/>
    </style:style>
    <style:style style:name="Tabela738.A" style:family="table-column">
      <style:table-column-properties style:column-width="3.902cm" style:rel-column-width="14983*"/>
    </style:style>
    <style:style style:name="Tabela738.B" style:family="table-column">
      <style:table-column-properties style:column-width="2.686cm" style:rel-column-width="10316*"/>
    </style:style>
    <style:style style:name="Tabela738.C" style:family="table-column">
      <style:table-column-properties style:column-width="3.043cm" style:rel-column-width="11684*"/>
    </style:style>
    <style:style style:name="Tabela738.D" style:family="table-column">
      <style:table-column-properties style:column-width="7.435cm" style:rel-column-width="28552*"/>
    </style:style>
    <style:style style:name="Tabela738.1" style:family="table-row">
      <style:table-row-properties style:min-row-height="0.688cm"/>
    </style:style>
    <style:style style:name="Tabela7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38.D1" style:family="table-cell">
      <style:table-cell-properties fo:padding="0.097cm" fo:border="0.05pt solid #000000"/>
    </style:style>
    <style:style style:name="Tabela738.2" style:family="table-row">
      <style:table-row-properties style:min-row-height="0.714cm" style:use-optimal-row-height="false"/>
    </style:style>
    <style:style style:name="Tabela738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a73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38.C2" style:family="table-cell">
      <style:table-cell-properties fo:padding="0.097cm" fo:border-left="0.05pt solid #000000" fo:border-right="none" fo:border-top="none" fo:border-bottom="0.05pt solid #000000"/>
    </style:style>
    <style:style style:name="Tabela73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>
        <style:tab-stops>
          <style:tab-stop style:position="2.369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text-properties fo:color="#000000" style:font-name="Arial" fo:font-size="11pt" fo:background-color="transparen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vertical-align="middl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background-color="transparent" style:font-size-asian="11pt" style:font-size-complex="11pt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reformatted_20_Text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Preformatted_20_Text">
      <style:paragraph-properties fo:text-align="justify" style:justify-single-word="false">
        <style:tab-stops>
          <style:tab-stop style:position="0.688cm"/>
          <style:tab-stop style:position="1.217cm"/>
          <style:tab-stop style:position="1.34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Preformatted_20_Text">
      <style:paragraph-properties fo:text-align="justify" style:justify-single-word="false">
        <style:tab-stops>
          <style:tab-stop style:position="0.529cm"/>
          <style:tab-stop style:position="0.714cm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Preformatted_20_Text">
      <style:paragraph-properties fo:text-align="justify" style:justify-single-word="false"/>
    </style:style>
    <style:style style:name="P20" style:family="paragraph" style:parent-style-name="Preformatted_20_Text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22" style:family="paragraph" style:parent-style-name="Preformatted_20_Text">
      <style:paragraph-properties fo:margin-left="1.007cm" fo:margin-right="0cm" fo:text-align="justify" style:justify-single-word="false" fo:text-indent="-1.007cm" style:auto-text-indent="false">
        <style:tab-stops/>
      </style:paragraph-properties>
    </style:style>
    <style:style style:name="P23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4" style:family="paragraph" style:parent-style-name="Standard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25" style:family="paragraph" style:parent-style-name="Standard">
      <style:text-properties fo:color="#000000" style:font-name="Arial" fo:font-size="11pt" fo:background-color="transparent" style:font-name-asian="Arial" style:font-size-asian="11pt" style:font-name-complex="Arial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3" style:family="text"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style:font-name-asian="Arial" style:font-size-asian="11pt" style:font-name-complex="Arial" style:font-size-complex="11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figuras1" text:anchor-type="paragraph" svg:x="-2cm" svg:y="-0.993cm" svg:width="20.876cm" svg:height="0.706cm" draw:z-index="0"><draw:image xlink:href="Pictures/10000000000003FD00000023CF1D57B4.jpg" xlink:type="simple" xlink:show="embed" xlink:actuate="onLoad"/></draw:frame><text:span text:style-name="Fonte_20_parág._20_padrão"><text:span text:style-name="T5">CENOP Brasília DF Risco União – </text:span></text:span><text:span text:style-name="Fonte_20_parág._20_padrão"><text:span text:style-name="T6">2015/${gsv}</text:span></text:span></text:p>
      <text:p text:style-name="P2">Brasília (DF), ${data}</text:p>
      <text:p text:style-name="P3"/>
      <text:p text:style-name="P2"/>
      <text:p text:style-name="P2"/>
      <text:p text:style-name="P2"/>
      <text:p text:style-name="P1">Senhor <text:s/>Procurador,</text:p>
      <text:p text:style-name="P4"/>
      <text:p text:style-name="P4"/>
      <text:p text:style-name="P5"/>
      <text:p text:style-name="P11"><text:span text:style-name="Fonte_20_parág._20_padrão"/></text:p>
      <text:p text:style-name="P4">Por determinação da Secretaria do Tesouro Nacional-STN e na forma da Portaria Nº 202, de 21.07.2004, do Ministério da Fazenda, encaminhamos, para compor o processo de inscrição em dívida ativa da União, efetuada eletronicamente, o dossiê referente à operação de PRONAF a seguir elencada:</text:p>
      <text:p text:style-name="P4"/>
      <table:table table:name="Tabela738" table:style-name="Tabela738">
        <table:table-column table:style-name="Tabela738.A"/>
        <table:table-column table:style-name="Tabela738.B"/>
        <table:table-column table:style-name="Tabela738.C"/>
        <table:table-column table:style-name="Tabela738.D"/>
        <table:table-row table:style-name="Tabela738.1">
          <table:table-cell table:style-name="Tabela738.A1" office:value-type="string">
            <text:p text:style-name="P15">Nº Proc. PGFN</text:p>
          </table:table-cell>
          <table:table-cell table:style-name="Tabela738.A1" office:value-type="string">
            <text:p text:style-name="P15"><text:span text:style-name="T7">N</text:span>º <text:span text:style-name="T7">O</text:span>peração</text:p>
          </table:table-cell>
          <table:table-cell table:style-name="Tabela738.A1" office:value-type="string">
            <text:p text:style-name="P15">CPF/CNPJ</text:p>
          </table:table-cell>
          <table:table-cell table:style-name="Tabela738.D1" office:value-type="string">
            <text:p text:style-name="P15">Mutuário</text:p>
          </table:table-cell>
        </table:table-row>
        <table:table-row table:style-name="Tabela738.2">
          <table:table-cell table:style-name="Tabela738.A2" office:value-type="float" office:value="1.99301520402014E+016">
            <text:p text:style-name="P13"><text:span text:style-name="Fonte_20_parág._20_padrão"><text:span text:style-name="T4">${numProcesso}</text:span></text:span></text:p>
          </table:table-cell>
          <table:table-cell table:style-name="Tabela738.B2" office:value-type="string">
            <text:p text:style-name="P24"><text:span text:style-name="Fonte_20_parág._20_padrão"><text:span text:style-name="T4">${numOp}</text:span></text:span></text:p>
          </table:table-cell>
          <table:table-cell table:style-name="Tabela738.C2" office:value-type="string">
            <text:p text:style-name="P10"><text:span text:style-name="Fonte_20_parág._20_padrão">${cpfcnpj} </text:span></text:p>
          </table:table-cell>
          <table:table-cell table:style-name="Tabela738.D2" office:value-type="string">
            <text:p text:style-name="P12"><text:span text:style-name="Fonte_20_parág._20_padrão">${devedorPrincipal}</text:span></text:p>
          </table:table-cell>
        </table:table-row>
      </table:table>
      <text:p text:style-name="P16"><text:tab/><text:tab/><text:tab/></text:p>
      <text:p text:style-name="P4">2) <text:s/>Informamos que o dossiê ora encaminhado compreende os seguintes documentos:</text:p>
      <text:p text:style-name="P15"><text:s/></text:p>
      <text:p text:style-name="P16"><text:s text:c="4"/>a) folha de rosto;</text:p>
      <text:p text:style-name="P19"><text:span text:style-name="Fonte_20_parág._20_padrão"><text:span text:style-name="T5"><text:s text:c="4"/>b)</text:span></text:span><text:span text:style-name="Fonte_20_parág._20_padrão"><text:span text:style-name="T3"> nota de <text:s/>crédito rural <text:s/>nº 40/00145-8;</text:span></text:span></text:p>
      <text:p text:style-name="P22"><text:span text:style-name="Fonte_20_parág._20_padrão"><text:span text:style-name="T2"><text:s text:c="4"/>c) notificação de vencimento de dívida e inscrição no CADIN, com AR.</text:span></text:span></text:p>
      <text:p text:style-name="P14"><text:span text:style-name="Fonte_20_parág._20_padrão"><text:span text:style-name="T2"><text:s text:c="4"/></text:span></text:span></text:p>
      <text:p text:style-name="P22"><text:span text:style-name="Fonte_20_parág._20_padrão"><text:span text:style-name="T2"><text:s text:c="4"/></text:span></text:span></text:p>
      <text:p text:style-name="P20"/>
      <text:p text:style-name="P17">3)<text:tab/>Informamos, ainda, que a operação acima relacionada foi baixada dos nossos sistemas operacionais, portanto, quando procurados por seus responsáveis, estamos orientando-os a se dirigirem a essa Procuradoria.</text:p>
      <text:p text:style-name="P16"/>
      <text:p text:style-name="P16"/>
      <text:p text:style-name="P16"/>
      <text:p text:style-name="P18">Anexos: 03<text:span text:style-name="T1">/08</text:span></text:p>
      <text:p text:style-name="P18"/>
      <text:p text:style-name="P16"><text:tab/></text:p>
      <text:p text:style-name="P16"><text:tab/></text:p>
      <text:p text:style-name="P16">Atenciosamente,</text:p>
      <text:p text:style-name="P16"/>
      <text:p text:style-name="P16"/>
      <text:p text:style-name="P16"/>
      <text:p text:style-name="P6">${gententeNome}</text:p>
      <text:p text:style-name="P8"><text:span text:style-name="Fonte_20_parág._20_padrão">${gerenteCargo}</text:span></text:p>
      <text:p text:style-name="P15"/>
      <text:p text:style-name="P21"/>
      <text:p text:style-name="P21"/>
      <text:p text:style-name="P7">Ao Senhor(a)</text:p>
      <text:p text:style-name="P7">Dr. ${procurador}</text:p>
      <text:p text:style-name="P7">${cargo}</text:p>
      <text:p text:style-name="P7">${procuradoria} / ${sigla}</text:p>
      <text:p text:style-name="P9"><text:span text:style-name="Fonte_20_parág._20_padrão"><text:span text:style-name="T4">${endereco}</text:span></text:span></text:p>
      <text:p text:style-name="P9"><text:span text:style-name="Fonte_20_parág._20_padrão"><text:span text:style-name="T4">Cidade ${cidade} - ${UF}, CEP: ${cep} </text:span></text:span></text:p>
      <text:p text:style-name="P9"><text:span text:style-name="Fonte_20_parág._20_padrão"><text:span text:style-name="T4">Telefone/Fax: ${telefone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43cm" fo:margin-bottom="1.97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2:18:13.70</meta:creation-date>
    <dc:date>2015-09-02T13:09:12.71</dc:date>
    <meta:editing-duration>PT1H34M40S</meta:editing-duration>
    <meta:editing-cycles>10</meta:editing-cycles>
    <meta:generator>LibreOffice/3.5$Windows_x86 LibreOffice_project/7122e39-92ed229-498d286-15e43b4-d70da21</meta:generator>
    <meta:document-statistic meta:table-count="1" meta:image-count="1" meta:object-count="0" meta:page-count="1" meta:paragraph-count="34" meta:word-count="151" meta:character-count="1099" meta:non-whitespace-character-count="944"/>
  </office:meta>
</office:document-meta>
</file>